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mmentarer</text:p>
      <text:p text:style-name="P1"/>
      <text:p text:style-name="P1">Tider och uppskattningar</text:p>
      <text:p text:style-name="Standard">Jag har räknat med att arbeta delar av de flesta dagar men inte hela dagar på helger och helgdagar så att det sammantaget blir 7 arbetsdagar i varje sprint. Under dessa dagar ska jag även läsa in mig och ta reda på hur de olika sakerna ska göras. Jag beräknar att under 4 timmar per dag kunna arbeta med projektet och att 4 timmar går åt till annat såsom inläsning för projektet, hantering av SCRUM-dokument, lab 4 webbteknik, inläsning för tentor samt göra tenta(o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33.16</meta:creation-date>
    <meta:document-statistic meta:table-count="0" meta:image-count="0" meta:object-count="0" meta:page-count="1" meta:paragraph-count="3" meta:word-count="88" meta:character-count="503"/>
    <dc:date>2013-12-26T13:54:56.43</dc:date>
    <dc:creator>Lotta Onsö</dc:creator>
    <meta:editing-duration>PT1M23S</meta:editing-duration>
    <meta:editing-cycles>1</meta:editing-cycles>
    <meta:generator>OpenOffice/4.0.0$Win32 OpenOffice.org_project/400m3$Build-9702</meta:generator>
  </office:meta>
</office:document-meta>
</file>